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9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244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/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/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/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huawei push service</text:p>
          </table:table-cell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/>
          <table:table-cell office:value-type="string" calcext:value-type="string">
            <text:p>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/>
          <table:table-cell office:value-type="string" calcext:value-type="string">
            <text:p>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/>
          <table:table-cell office:value-type="string" calcext:value-type="string">
            <text:p>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/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/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/>
          <table:table-cell office:value-type="string" calcext:value-type="string">
            <text:p>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/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/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/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/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/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/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/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/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/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/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/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/>
          <table:table-cell office:value-type="string" calcext:value-type="string">
            <text:p>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/>
          <table:table-cell office:value-type="string" calcext:value-type="string">
            <text:p>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/>
          <table:table-cell office:value-type="string" calcext:value-type="string">
            <text:p>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smart screenshot</text:p>
          </table:table-cell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ramework resource overlay</text:p>
          </table:table-cell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/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/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/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/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/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/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/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-mobile chrome customization</text:p>
          </table:table-cell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/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ompatibility test suite</text:p>
          </table:table-cell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/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/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/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/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secure user plane location</text:p>
          </table:table-cell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/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/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/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/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/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hiview</text:p>
          </table:table-cell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hiview tunnel</text:p>
          </table:table-cell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/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share</text:p>
          </table:table-cell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advanced power saving</text:p>
          </table:table-cell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import contacts over bt</text:p>
          </table:table-cell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/>
          <table:table-cell office:value-type="string" calcext:value-type="string">
            <text:p>huawei 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/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navigation dock</text:p>
          </table:table-cell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iaware</text:p>
          </table:table-cell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ims</text:p>
          </table:table-cell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instantonline</text:p>
          </table:table-cell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/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/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hardware testing</text:p>
          </table:table-cell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nearby</text:p>
          </table:table-cell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/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power genie</text:p>
          </table:table-cell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*#*#2846579#*#*</text:p>
          </table:table-cell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rcs service</text:p>
          </table:table-cell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/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/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/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synergy</text:p>
          </table:table-cell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/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trust agent</text:p>
          </table:table-cell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wfdft</text:p>
          </table:table-cell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wifiprobqeservice</text:p>
          </table:table-cell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iconnect</text:p>
          </table:table-cell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/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/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hone locator</text:p>
          </table:table-cell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/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mirrorshare</text:p>
          </table:table-cell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/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rtner bookmarks storage</text:p>
          </table:table-cell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/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smartcard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/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/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/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watch sync</text:p>
          </table:table-cell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/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/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/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/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compass</text:p>
          </table:table-cell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tips</text:p>
          </table:table-cell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mirror</text:p>
          </table:table-cell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wallpaper backup</text:p>
          </table:table-cell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mui dark theme</text:p>
          </table:table-cell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mui honor theme</text:p>
          </table:table-cell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android extensions</text:p>
          </table:table-cell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restore google settings</text:p>
          </table:table-cell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/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/>
          <table:table-cell office:value-type="string" calcext:value-type="string">
            <text:p>cal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/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elephony carrier-specific settings</text:p>
          </table:table-cell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/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ompatibility test service</text:p>
          </table:table-cell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call history record</text:p>
          </table:table-cell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recsys</text:p>
          </table:table-cell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motion service</text:p>
          </table:table-cell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multi screen shot</text:p>
          </table:table-cell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notepad</text:p>
          </table:table-cell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screen recorder</text:p>
          </table:table-cell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startup guide</text:p>
          </table:table-cell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system manager</text:p>
          </table:table-cell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uawei weather</text:p>
          </table:table-cell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huawei widget</text:p>
          </table:table-cell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usb connection menu</text:p>
          </table:table-cell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tags</text:p>
          </table:table-cell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wallpaper cropper</text:p>
          </table:table-cell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  <table:database-ranges>
        <table:database-range table:name="__Anonymous_Sheet_DB__0" table:target-range-address="'WAS-LX1A_SW'.A1:'WAS-LX1A_SW'.C18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2a6099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2a6099"/>
    </style:style>
  </office:automatic-styles>
  <office:master-styles>
    <style:master-page style:name="Default" style:page-layout-name="Mpm1">
      <style:header>
        <style:region-left>
          <text:p><text:span text:style-name="MT1">HUAWEI P10 LITE - WAS-LX1A 8.0.0.383 (C432)</text:span></text:p>
          <text:p><text:span text:style-name="MT1"/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text:span text:style-name="MT1"><text:s/>- ADBTRICK </text:span></text:p>
          <text:p><text:span text:style-name="MT1"/></text:p>
        </style:region-right>
      </style:header>
      <style:header-left style:display="false"/>
      <style:footer>
        <style:region-left>
          <text:p><text:span text:style-name="MT3">Package list has been <text:s/>extracted from the device and most software names have been retrieved from apkmirror; names marked with '?' may be inaccurate.</text:span></text:p>
        </style:region-left>
        <style:region-center>
          <text:p><text:span text:style-name="MT2"/></text:p>
          <text:p><text:span text:style-name="MT1"/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20:51:12.53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21:48:08.329000000</dc:date>
    <meta:editing-duration>PT14H56M43S</meta:editing-duration>
    <meta:editing-cycles>405</meta:editing-cycles>
    <meta:generator>LibreOffice/6.1.6.3$Windows_X86_64 LibreOffice_project/5896ab1714085361c45cf540f76f60673dd96a72</meta:generator>
    <meta:document-statistic meta:table-count="1" meta:cell-count="432" meta:object-count="0"/>
  </office:meta>
</office:document-meta>
</file>